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9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ge Difference</text:p>
          </table:table-cell>
          <table:table-cell table:style-name="ce1" office:value-type="string" calcext:value-type="string">
            <text:p>Sha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5 or less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3/-4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1/-2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/2</text:p>
          </table:table-cell>
          <table:table-cell table:style-name="ce3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/4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/9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 or more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8T09:57:13</meta:creation-date>
    <meta:initial-creator>Umberto Gostoli</meta:initial-creator>
    <meta:document-statistic meta:table-count="1" meta:cell-count="18" meta:object-count="0"/>
    <meta:generator>LibreOfficeDev/6.0.5.2$Linux_X86_64 LibreOffice_project/</meta:generator>
  </office:meta>
</office:document-meta>
</file>